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0102269"/>
    </style:style>
    <style:style style:name="P2" style:family="paragraph" style:parent-style-name="Standard">
      <style:text-properties fo:color="#000000" officeooo:rsid="0012503a" officeooo:paragraph-rsid="0012503a"/>
    </style:style>
    <style:style style:name="P3" style:family="paragraph" style:parent-style-name="Standard">
      <style:text-properties fo:color="#000000" officeooo:paragraph-rsid="0012503a"/>
    </style:style>
    <style:style style:name="P4" style:family="paragraph" style:parent-style-name="Standard">
      <style:text-properties fo:color="#000000" officeooo:rsid="00144a10" officeooo:paragraph-rsid="00144a10"/>
    </style:style>
    <style:style style:name="P5" style:family="paragraph" style:parent-style-name="Standard">
      <style:text-properties fo:color="#000000" officeooo:rsid="0012503a" officeooo:paragraph-rsid="0012503a"/>
    </style:style>
    <style:style style:name="P6" style:family="paragraph" style:parent-style-name="Standard">
      <style:text-properties fo:color="#000000" officeooo:paragraph-rsid="00162527"/>
    </style:style>
    <style:style style:name="P7" style:family="paragraph" style:parent-style-name="Standard">
      <style:text-properties fo:color="#000000" officeooo:rsid="00144a10" officeooo:paragraph-rsid="00144a10"/>
    </style:style>
    <style:style style:name="P8" style:family="paragraph" style:parent-style-name="Standard">
      <style:text-properties fo:color="#000000" officeooo:paragraph-rsid="00102269"/>
    </style:style>
    <style:style style:name="P9" style:family="paragraph" style:parent-style-name="Standard">
      <style:text-properties fo:color="#000000" officeooo:paragraph-rsid="00175602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02269"/>
    </style:style>
    <style:style style:name="T2" style:family="text">
      <style:text-properties officeooo:rsid="00162527"/>
    </style:style>
    <style:style style:name="T3" style:family="text">
      <style:text-properties officeooo:rsid="00175602"/>
    </style:style>
    <style:style style:name="T4" style:family="text">
      <style:text-properties officeooo:rsid="0018b7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1, 2:</text:p>
      <text:p text:style-name="P1"/>
      <text:p text:style-name="P2">1.</text:p>
      <text:p text:style-name="P3">roslaunch ur_robot_driver <text:span text:style-name="T1">impakt_robot</text:span>_bringup.launch robot_ip:=192.168.0.104 kinematics_config:=$(rospack find ur_calibration)/etc/ur5_calibration.yaml</text:p>
      <text:p text:style-name="P1"/>
      <text:p text:style-name="P1">-<text:tab/>Run the ROS.urp file on the robot teach pendant</text:p>
      <text:p text:style-name="P1"/>
      <text:p text:style-name="P2">2.</text:p>
      <text:p text:style-name="P1">roslaunch fixed_impakt_robot_moveit fixed_impakt_robot_moveit_planning_execution.launch limited:=true</text:p>
      <text:p text:style-name="P1"><text:tab/></text:p>
      <text:p text:style-name="P2">Edit and test 3:</text:p>
      <text:p text:style-name="P2"/>
      <text:p text:style-name="P2">3.</text:p>
      <text:p text:style-name="P6"><text:span text:style-name="T2">rosrun ur_trajectory_cmd_sequences test_forward.py</text:span></text:p>
      <text:p text:style-name="P1"/>
      <text:p text:style-name="P1">----------------------------------------------------------------------------------------------------</text:p>
      <text:p text:style-name="P1"/>
      <text:p text:style-name="P1">code_robot/src/impakt_ur5_controllers.yaml:</text:p>
      <text:p text:style-name="P9"><text:tab/>Settings for ros_control hardware interface:</text:p>
      <text:p text:style-name="P9"><text:tab/><text:tab/>ur_hardware_interface: <text:span text:style-name="T3">j</text:span>oints: &amp;robot_joints </text:p>
      <text:p text:style-name="P9"><text:tab/><text:tab/><text:tab/>- ur5_shoulder_pan_joint ...</text:p>
      <text:p text:style-name="P9"/>
      <text:p text:style-name="P9">code_robot/src/ur_common.xacro:</text:p>
      <text:p text:style-name="P9"><text:tab/><text:span text:style-name="T4">Reference to the yaml; </text:span></text:p>
      <text:p text:style-name="P9"><text:tab/><text:span text:style-name="T4">TODO: clean unused file names</text:span></text:p>
      <text:p text:style-name="P1"/>
      <text:p text:style-name="P1">-----------------------------------------------------------------------------------------------------</text:p>
      <text:p text:style-name="P4">Some links:</text:p>
      <text:p text:style-name="P4"/>
      <text:p text:style-name="P4">ur+cam+gripper:</text:p>
      <text:p text:style-name="P4"><text:a xlink:type="simple" xlink:href="https://github.com/ScazLab/ur_extra_changes/tree/master" text:style-name="Internet_20_link" text:visited-style-name="Visited_20_Internet_20_Link">https://github.com/ScazLab/ur_extra_changes/tree/master</text:a></text:p>
      <text:p text:style-name="P4"/>
      <text:p text:style-name="P4"/>
      <text:p text:style-name="P4"><text:a xlink:type="simple" xlink:href="https://github.com/UniversalRobots/Universal_Robots_ROS_Driver/issues/138" text:style-name="Internet_20_link" text:visited-style-name="Visited_20_Internet_20_Link">https://github.com/UniversalRobots/Universal_Robots_ROS_Driver/issues/138</text:a></text:p>
      <text:p text:style-name="P4"/>
      <text:p text:style-name="P4"/>
      <text:p text:style-name="P4">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1T02:05:08.275010258</meta:creation-date>
    <dc:date>2024-02-10T01:25:07.053384391</dc:date>
    <meta:editing-duration>P2DT1H46M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64" meta:character-count="1094" meta:non-whitespace-character-count="1042"/>
  </office:meta>
</office:document-meta>
</file>